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1.65mm"/>
    </style:style>
    <style:style style:name="ro1" style:family="table-row">
      <style:table-row-properties style:row-height="5.59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Datos Históricos de la población del estado de puebl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ño</text:p>
          </table:table-cell>
          <table:table-cell office:value-type="string">
            <text:p>Población</text:p>
          </table:table-cell>
          <table:table-cell/>
          <table:table-cell>
            <draw:frame table:end-cell-address="Sheet1.K16" table:end-x="8.04mm" table:end-y="5.45mm" draw:z-index="0" draw:style-name="gr1" svg:width="137.97mm" svg:height="70.03mm" svg:x="5.56mm" svg:y="2.65mm">
              <draw:object draw:notify-on-update-of-ranges="Sheet1.B18:Sheet1.B68 Sheet1.C18:Sheet1.C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4.624365">
            <text:p>4.6243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5.076686">
            <text:p>5.0766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5.383133">
            <text:p>5.38313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Aproximando las constantes para el modelo logístic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proximando de 'a'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=</text:p>
          </table:table-cell>
          <table:table-cell table:formula="oooc:=(1/[.C5]+1/[.C7]-2/[.C6])/(1/([.C5]*[.C7])-1/[.C6]^2)" office:value-type="float" office:value="5.87709158001082">
            <text:p>5.87709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oximando 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=</text:p>
          </table:table-cell>
          <table:table-cell table:formula="oooc:=([.C7]-[.C6])/5" office:value-type="float" office:value="0.0612894000000001">
            <text:p>0.06128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proximando t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m=</text:p>
          </table:table-cell>
          <table:table-cell table:formula="oooc:=LN([.C11]/[.C7]-1)/[.C13]+2005" office:value-type="float" office:value="1966.02794026166">
            <text:p>1966.0279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P(t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50">
            <text:p>1850</text:p>
          </table:table-cell>
          <table:table-cell table:formula="oooc:=[.$C$11]/(1+EXP(-1*[.$C$13]*([.B18]-[.$C$15])))" office:value-type="float" office:value="0.00479090310015729">
            <text:p>0.0047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55">
            <text:p>1855</text:p>
          </table:table-cell>
          <table:table-cell table:formula="oooc:=[.$C$11]/(1+EXP(-1*[.$C$13]*([.B19]-[.$C$15])))" office:value-type="float" office:value="0.00650696836696331">
            <text:p>0.0065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60">
            <text:p>1860</text:p>
          </table:table-cell>
          <table:table-cell table:formula="oooc:=[.$C$11]/(1+EXP(-1*[.$C$13]*([.B20]-[.$C$15])))" office:value-type="float" office:value="0.008836790248487">
            <text:p>0.0088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65">
            <text:p>1865</text:p>
          </table:table-cell>
          <table:table-cell table:formula="oooc:=[.$C$11]/(1+EXP(-1*[.$C$13]*([.B21]-[.$C$15])))" office:value-type="float" office:value="0.0119991004817734">
            <text:p>0.011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70">
            <text:p>1870</text:p>
          </table:table-cell>
          <table:table-cell table:formula="oooc:=[.$C$11]/(1+EXP(-1*[.$C$13]*([.B22]-[.$C$15])))" office:value-type="float" office:value="0.016289925227207">
            <text:p>0.016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75">
            <text:p>1875</text:p>
          </table:table-cell>
          <table:table-cell table:formula="oooc:=[.$C$11]/(1+EXP(-1*[.$C$13]*([.B23]-[.$C$15])))" office:value-type="float" office:value="0.0221093456645557">
            <text:p>0.0221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80">
            <text:p>1880</text:p>
          </table:table-cell>
          <table:table-cell table:formula="oooc:=[.$C$11]/(1+EXP(-1*[.$C$13]*([.B24]-[.$C$15])))" office:value-type="float" office:value="0.029997058056241">
            <text:p>0.0299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85">
            <text:p>1885</text:p>
          </table:table-cell>
          <table:table-cell table:formula="oooc:=[.$C$11]/(1+EXP(-1*[.$C$13]*([.B25]-[.$C$15])))" office:value-type="float" office:value="0.0406792331819704">
            <text:p>0.0406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90">
            <text:p>1890</text:p>
          </table:table-cell>
          <table:table-cell table:formula="oooc:=[.$C$11]/(1+EXP(-1*[.$C$13]*([.B26]-[.$C$15])))" office:value-type="float" office:value="0.0551295440230137">
            <text:p>0.055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95">
            <text:p>1895</text:p>
          </table:table-cell>
          <table:table-cell table:formula="oooc:=[.$C$11]/(1+EXP(-1*[.$C$13]*([.B27]-[.$C$15])))" office:value-type="float" office:value="0.0746473249789206">
            <text:p>0.0746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00">
            <text:p>1900</text:p>
          </table:table-cell>
          <table:table-cell table:formula="oooc:=[.$C$11]/(1+EXP(-1*[.$C$13]*([.B28]-[.$C$15])))" office:value-type="float" office:value="0.100955259119652">
            <text:p>0.1009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05">
            <text:p>1905</text:p>
          </table:table-cell>
          <table:table-cell table:formula="oooc:=[.$C$11]/(1+EXP(-1*[.$C$13]*([.B29]-[.$C$15])))" office:value-type="float" office:value="0.136317070145215">
            <text:p>0.1363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10">
            <text:p>1910</text:p>
          </table:table-cell>
          <table:table-cell table:formula="oooc:=[.$C$11]/(1+EXP(-1*[.$C$13]*([.B30]-[.$C$15])))" office:value-type="float" office:value="0.183671275325018">
            <text:p>0.1836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15">
            <text:p>1915</text:p>
          </table:table-cell>
          <table:table-cell table:formula="oooc:=[.$C$11]/(1+EXP(-1*[.$C$13]*([.B31]-[.$C$15])))" office:value-type="float" office:value="0.246768408481553">
            <text:p>0.2467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0">
            <text:p>1920</text:p>
          </table:table-cell>
          <table:table-cell table:formula="oooc:=[.$C$11]/(1+EXP(-1*[.$C$13]*([.B32]-[.$C$15])))" office:value-type="float" office:value="0.330284030595442">
            <text:p>0.3302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5">
            <text:p>1925</text:p>
          </table:table-cell>
          <table:table-cell table:formula="oooc:=[.$C$11]/(1+EXP(-1*[.$C$13]*([.B33]-[.$C$15])))" office:value-type="float" office:value="0.439856326671565">
            <text:p>0.4398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30">
            <text:p>1930</text:p>
          </table:table-cell>
          <table:table-cell table:formula="oooc:=[.$C$11]/(1+EXP(-1*[.$C$13]*([.B34]-[.$C$15])))" office:value-type="float" office:value="0.581965531145669">
            <text:p>0.5819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35">
            <text:p>1935</text:p>
          </table:table-cell>
          <table:table-cell table:formula="oooc:=[.$C$11]/(1+EXP(-1*[.$C$13]*([.B35]-[.$C$15])))" office:value-type="float" office:value="0.763540074243554">
            <text:p>0.76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40">
            <text:p>1940</text:p>
          </table:table-cell>
          <table:table-cell table:formula="oooc:=[.$C$11]/(1+EXP(-1*[.$C$13]*([.B36]-[.$C$15])))" office:value-type="float" office:value="0.991162004140331">
            <text:p>0.9911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45">
            <text:p>1945</text:p>
          </table:table-cell>
          <table:table-cell table:formula="oooc:=[.$C$11]/(1+EXP(-1*[.$C$13]*([.B37]-[.$C$15])))" office:value-type="float" office:value="1.26979096630421">
            <text:p>1.2697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50">
            <text:p>1950</text:p>
          </table:table-cell>
          <table:table-cell table:formula="oooc:=[.$C$11]/(1+EXP(-1*[.$C$13]*([.B38]-[.$C$15])))" office:value-type="float" office:value="1.60107936849691">
            <text:p>1.6010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55">
            <text:p>1955</text:p>
          </table:table-cell>
          <table:table-cell table:formula="oooc:=[.$C$11]/(1+EXP(-1*[.$C$13]*([.B39]-[.$C$15])))" office:value-type="float" office:value="1.98162553138986">
            <text:p>1.9816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0">
            <text:p>1960</text:p>
          </table:table-cell>
          <table:table-cell table:formula="oooc:=[.$C$11]/(1+EXP(-1*[.$C$13]*([.B40]-[.$C$15])))" office:value-type="float" office:value="2.40181574393815">
            <text:p>2.4018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5">
            <text:p>1965</text:p>
          </table:table-cell>
          <table:table-cell table:formula="oooc:=[.$C$11]/(1+EXP(-1*[.$C$13]*([.B41]-[.$C$15])))" office:value-type="float" office:value="2.84600949755026">
            <text:p>2.8460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0">
            <text:p>1970</text:p>
          </table:table-cell>
          <table:table-cell table:formula="oooc:=[.$C$11]/(1+EXP(-1*[.$C$13]*([.B42]-[.$C$15])))" office:value-type="float" office:value="3.29447702461789">
            <text:p>3.2944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table:formula="oooc:=[.$C$11]/(1+EXP(-1*[.$C$13]*([.B43]-[.$C$15])))" office:value-type="float" office:value="3.7267258947411">
            <text:p>3.7267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table:formula="oooc:=[.$C$11]/(1+EXP(-1*[.$C$13]*([.B44]-[.$C$15])))" office:value-type="float" office:value="4.12510256122582">
            <text:p>4.1251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5">
            <text:p>1985</text:p>
          </table:table-cell>
          <table:table-cell table:formula="oooc:=[.$C$11]/(1+EXP(-1*[.$C$13]*([.B45]-[.$C$15])))" office:value-type="float" office:value="4.47739525443391">
            <text:p>4.4773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0">
            <text:p>1990</text:p>
          </table:table-cell>
          <table:table-cell table:formula="oooc:=[.$C$11]/(1+EXP(-1*[.$C$13]*([.B46]-[.$C$15])))" office:value-type="float" office:value="4.77772754167841">
            <text:p>4.7777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table:formula="oooc:=[.$C$11]/(1+EXP(-1*[.$C$13]*([.B47]-[.$C$15])))" office:value-type="float" office:value="5.02586910943178">
            <text:p>5.0258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ooc:=[.$C$11]/(1+EXP(-1*[.$C$13]*([.B48]-[.$C$15])))" office:value-type="float" office:value="5.22563865255626">
            <text:p>5.2256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table:formula="oooc:=[.$C$11]/(1+EXP(-1*[.$C$13]*([.B49]-[.$C$15])))" office:value-type="float" office:value="5.383133">
            <text:p>5.3831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0">
            <text:p>2010</text:p>
          </table:table-cell>
          <table:table-cell table:formula="oooc:=[.$C$11]/(1+EXP(-1*[.$C$13]*([.B50]-[.$C$15])))" office:value-type="float" office:value="5.50526100665443">
            <text:p>5.5052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5">
            <text:p>2015</text:p>
          </table:table-cell>
          <table:table-cell table:formula="oooc:=[.$C$11]/(1+EXP(-1*[.$C$13]*([.B51]-[.$C$15])))" office:value-type="float" office:value="5.59875492797706">
            <text:p>5.5987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0">
            <text:p>2020</text:p>
          </table:table-cell>
          <table:table-cell table:formula="oooc:=[.$C$11]/(1+EXP(-1*[.$C$13]*([.B52]-[.$C$15])))" office:value-type="float" office:value="5.66962643455277">
            <text:p>5.6696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5">
            <text:p>2025</text:p>
          </table:table-cell>
          <table:table-cell table:formula="oooc:=[.$C$11]/(1+EXP(-1*[.$C$13]*([.B53]-[.$C$15])))" office:value-type="float" office:value="5.72294909988811">
            <text:p>5.7229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0">
            <text:p>2030</text:p>
          </table:table-cell>
          <table:table-cell table:formula="oooc:=[.$C$11]/(1+EXP(-1*[.$C$13]*([.B54]-[.$C$15])))" office:value-type="float" office:value="5.76284294966877">
            <text:p>5.7628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5">
            <text:p>2035</text:p>
          </table:table-cell>
          <table:table-cell table:formula="oooc:=[.$C$11]/(1+EXP(-1*[.$C$13]*([.B55]-[.$C$15])))" office:value-type="float" office:value="5.79256431032625">
            <text:p>5.7925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0">
            <text:p>2040</text:p>
          </table:table-cell>
          <table:table-cell table:formula="oooc:=[.$C$11]/(1+EXP(-1*[.$C$13]*([.B56]-[.$C$15])))" office:value-type="float" office:value="5.81463756183815">
            <text:p>5.8146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5">
            <text:p>2045</text:p>
          </table:table-cell>
          <table:table-cell table:formula="oooc:=[.$C$11]/(1+EXP(-1*[.$C$13]*([.B57]-[.$C$15])))" office:value-type="float" office:value="5.83099252957187">
            <text:p>5.8309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0">
            <text:p>2050</text:p>
          </table:table-cell>
          <table:table-cell table:formula="oooc:=[.$C$11]/(1+EXP(-1*[.$C$13]*([.B58]-[.$C$15])))" office:value-type="float" office:value="5.84308963176459">
            <text:p>5.843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5">
            <text:p>2055</text:p>
          </table:table-cell>
          <table:table-cell table:formula="oooc:=[.$C$11]/(1+EXP(-1*[.$C$13]*([.B59]-[.$C$15])))" office:value-type="float" office:value="5.85202591373736">
            <text:p>5.8520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0">
            <text:p>2060</text:p>
          </table:table-cell>
          <table:table-cell table:formula="oooc:=[.$C$11]/(1+EXP(-1*[.$C$13]*([.B60]-[.$C$15])))" office:value-type="float" office:value="5.85862101517301">
            <text:p>5.8586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5">
            <text:p>2065</text:p>
          </table:table-cell>
          <table:table-cell table:formula="oooc:=[.$C$11]/(1+EXP(-1*[.$C$13]*([.B61]-[.$C$15])))" office:value-type="float" office:value="5.86348489469079">
            <text:p>5.8634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0">
            <text:p>2070</text:p>
          </table:table-cell>
          <table:table-cell table:formula="oooc:=[.$C$11]/(1+EXP(-1*[.$C$13]*([.B62]-[.$C$15])))" office:value-type="float" office:value="5.86707015293818">
            <text:p>5.867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5">
            <text:p>2075</text:p>
          </table:table-cell>
          <table:table-cell table:formula="oooc:=[.$C$11]/(1+EXP(-1*[.$C$13]*([.B63]-[.$C$15])))" office:value-type="float" office:value="5.86971191183159">
            <text:p>5.8697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80">
            <text:p>2080</text:p>
          </table:table-cell>
          <table:table-cell table:formula="oooc:=[.$C$11]/(1+EXP(-1*[.$C$13]*([.B64]-[.$C$15])))" office:value-type="float" office:value="5.87165791884744">
            <text:p>5.8716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85">
            <text:p>2085</text:p>
          </table:table-cell>
          <table:table-cell table:formula="oooc:=[.$C$11]/(1+EXP(-1*[.$C$13]*([.B65]-[.$C$15])))" office:value-type="float" office:value="5.87309111658141">
            <text:p>5.8730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90">
            <text:p>2090</text:p>
          </table:table-cell>
          <table:table-cell table:formula="oooc:=[.$C$11]/(1+EXP(-1*[.$C$13]*([.B66]-[.$C$15])))" office:value-type="float" office:value="5.87414647966362">
            <text:p>5.8741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95">
            <text:p>2095</text:p>
          </table:table-cell>
          <table:table-cell table:formula="oooc:=[.$C$11]/(1+EXP(-1*[.$C$13]*([.B67]-[.$C$15])))" office:value-type="float" office:value="5.87492352997053">
            <text:p>5.8749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0">
            <text:p>2100</text:p>
          </table:table-cell>
          <table:table-cell table:formula="oooc:=[.$C$11]/(1+EXP(-1*[.$C$13]*([.B68]-[.$C$15])))" office:value-type="float" office:value="5.87549561506129">
            <text:p>5.875496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" table:base-cell-address="$Sheet1.$C$16" table:cell-range-address="$Sheet1.$C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2.7mm"/>
      <style:text-properties style:font-name="Nimbus Sans L" fo:language="es" fo:country="MX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MX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1">01/21/2008</text:date>, <text:time>23:0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lan Salvador Ivan Reyes Conde</meta:initial-creator>
    <meta:creation-date>2008-01-21T22:30:06</meta:creation-date>
    <dc:creator>Alan Salvador Ivan Reyes Conde</dc:creator>
    <dc:date>2008-01-21T23:07:44</dc:date>
    <meta:editing-cycles>1</meta:editing-cycles>
    <meta:editing-duration>PT23S</meta:editing-duration>
    <meta:user-defined meta:name="Info 1"/>
    <meta:user-defined meta:name="Info 2"/>
    <meta:user-defined meta:name="Info 3"/>
    <meta:user-defined meta:name="Info 4"/>
    <meta:document-statistic meta:table-count="3" meta:cell-count="1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pline-order="3" chart:sort-by-x-values="false" chart:right-angled-axes="true"/>
    </style:style>
    <style:style style:name="ch3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3.798cm" svg:height="7.004cm" chart:class="chart:scatter" chart:style-name="ch1">
        <chart:plot-area chart:style-name="ch2" table:cell-range-address="Sheet1.B18:Sheet1.C68" svg:x="0.275cm" svg:y="0.14cm" svg:width="13.247cm" svg:height="6.723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18:Sheet1.C68" chart:class="chart:scatter">
            <chart:domain table:cell-range-address="Sheet1.B18:Sheet1.B68"/>
            <chart:data-point chart:repeated="5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</table:table-cell>
              <table:table-cell office:value-type="float" office:value="1850">
                <text:p>1850</text:p>
              </table:table-cell>
              <table:table-cell office:value-type="float" office:value="0.00479090310015729">
                <text:p>0.00479090310015729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855">
                <text:p>1855</text:p>
              </table:table-cell>
              <table:table-cell office:value-type="float" office:value="0.00650696836696331">
                <text:p>0.0065069683669633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860">
                <text:p>1860</text:p>
              </table:table-cell>
              <table:table-cell office:value-type="float" office:value="0.008836790248487">
                <text:p>0.008836790248487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865">
                <text:p>1865</text:p>
              </table:table-cell>
              <table:table-cell office:value-type="float" office:value="0.0119991004817734">
                <text:p>0.0119991004817734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870">
                <text:p>1870</text:p>
              </table:table-cell>
              <table:table-cell office:value-type="float" office:value="0.016289925227207">
                <text:p>0.016289925227207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875">
                <text:p>1875</text:p>
              </table:table-cell>
              <table:table-cell office:value-type="float" office:value="0.0221093456645557">
                <text:p>0.0221093456645557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880">
                <text:p>1880</text:p>
              </table:table-cell>
              <table:table-cell office:value-type="float" office:value="0.029997058056241">
                <text:p>0.029997058056241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885">
                <text:p>1885</text:p>
              </table:table-cell>
              <table:table-cell office:value-type="float" office:value="0.0406792331819704">
                <text:p>0.0406792331819704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1890">
                <text:p>1890</text:p>
              </table:table-cell>
              <table:table-cell office:value-type="float" office:value="0.0551295440230137">
                <text:p>0.0551295440230137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895">
                <text:p>1895</text:p>
              </table:table-cell>
              <table:table-cell office:value-type="float" office:value="0.0746473249789206">
                <text:p>0.0746473249789206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1900">
                <text:p>1900</text:p>
              </table:table-cell>
              <table:table-cell office:value-type="float" office:value="0.100955259119652">
                <text:p>0.100955259119652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1905">
                <text:p>1905</text:p>
              </table:table-cell>
              <table:table-cell office:value-type="float" office:value="0.136317070145215">
                <text:p>0.136317070145215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1910">
                <text:p>1910</text:p>
              </table:table-cell>
              <table:table-cell office:value-type="float" office:value="0.183671275325018">
                <text:p>0.183671275325018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1915">
                <text:p>1915</text:p>
              </table:table-cell>
              <table:table-cell office:value-type="float" office:value="0.246768408481553">
                <text:p>0.246768408481553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920">
                <text:p>1920</text:p>
              </table:table-cell>
              <table:table-cell office:value-type="float" office:value="0.330284030595442">
                <text:p>0.330284030595442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1925">
                <text:p>1925</text:p>
              </table:table-cell>
              <table:table-cell office:value-type="float" office:value="0.439856326671565">
                <text:p>0.439856326671565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1930">
                <text:p>1930</text:p>
              </table:table-cell>
              <table:table-cell office:value-type="float" office:value="0.581965531145669">
                <text:p>0.581965531145669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1935">
                <text:p>1935</text:p>
              </table:table-cell>
              <table:table-cell office:value-type="float" office:value="0.763540074243554">
                <text:p>0.763540074243554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1940">
                <text:p>1940</text:p>
              </table:table-cell>
              <table:table-cell office:value-type="float" office:value="0.991162004140331">
                <text:p>0.991162004140331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1945">
                <text:p>1945</text:p>
              </table:table-cell>
              <table:table-cell office:value-type="float" office:value="1.26979096630421">
                <text:p>1.26979096630421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1950">
                <text:p>1950</text:p>
              </table:table-cell>
              <table:table-cell office:value-type="float" office:value="1.60107936849691">
                <text:p>1.60107936849691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1955">
                <text:p>1955</text:p>
              </table:table-cell>
              <table:table-cell office:value-type="float" office:value="1.98162553138986">
                <text:p>1.98162553138986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1960">
                <text:p>1960</text:p>
              </table:table-cell>
              <table:table-cell office:value-type="float" office:value="2.40181574393815">
                <text:p>2.40181574393815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1965">
                <text:p>1965</text:p>
              </table:table-cell>
              <table:table-cell office:value-type="float" office:value="2.84600949755026">
                <text:p>2.84600949755026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970">
                <text:p>1970</text:p>
              </table:table-cell>
              <table:table-cell office:value-type="float" office:value="3.29447702461789">
                <text:p>3.29447702461789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1975">
                <text:p>1975</text:p>
              </table:table-cell>
              <table:table-cell office:value-type="float" office:value="3.7267258947411">
                <text:p>3.7267258947411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1980">
                <text:p>1980</text:p>
              </table:table-cell>
              <table:table-cell office:value-type="float" office:value="4.12510256122582">
                <text:p>4.12510256122582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1985">
                <text:p>1985</text:p>
              </table:table-cell>
              <table:table-cell office:value-type="float" office:value="4.47739525443391">
                <text:p>4.47739525443391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1990">
                <text:p>1990</text:p>
              </table:table-cell>
              <table:table-cell office:value-type="float" office:value="4.77772754167841">
                <text:p>4.77772754167841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1995">
                <text:p>1995</text:p>
              </table:table-cell>
              <table:table-cell office:value-type="float" office:value="5.02586910943178">
                <text:p>5.02586910943178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2000">
                <text:p>2000</text:p>
              </table:table-cell>
              <table:table-cell office:value-type="float" office:value="5.22563865255626">
                <text:p>5.22563865255626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2005">
                <text:p>2005</text:p>
              </table:table-cell>
              <table:table-cell office:value-type="float" office:value="5.383133">
                <text:p>5.383133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2010">
                <text:p>2010</text:p>
              </table:table-cell>
              <table:table-cell office:value-type="float" office:value="5.50526100665443">
                <text:p>5.50526100665443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2015">
                <text:p>2015</text:p>
              </table:table-cell>
              <table:table-cell office:value-type="float" office:value="5.59875492797706">
                <text:p>5.59875492797706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2020">
                <text:p>2020</text:p>
              </table:table-cell>
              <table:table-cell office:value-type="float" office:value="5.66962643455277">
                <text:p>5.66962643455277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2025">
                <text:p>2025</text:p>
              </table:table-cell>
              <table:table-cell office:value-type="float" office:value="5.72294909988811">
                <text:p>5.72294909988811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2030">
                <text:p>2030</text:p>
              </table:table-cell>
              <table:table-cell office:value-type="float" office:value="5.76284294966877">
                <text:p>5.76284294966877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2035">
                <text:p>2035</text:p>
              </table:table-cell>
              <table:table-cell office:value-type="float" office:value="5.79256431032625">
                <text:p>5.79256431032625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2040">
                <text:p>2040</text:p>
              </table:table-cell>
              <table:table-cell office:value-type="float" office:value="5.81463756183815">
                <text:p>5.81463756183815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2045">
                <text:p>2045</text:p>
              </table:table-cell>
              <table:table-cell office:value-type="float" office:value="5.83099252957187">
                <text:p>5.83099252957187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2050">
                <text:p>2050</text:p>
              </table:table-cell>
              <table:table-cell office:value-type="float" office:value="5.84308963176459">
                <text:p>5.84308963176459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2055">
                <text:p>2055</text:p>
              </table:table-cell>
              <table:table-cell office:value-type="float" office:value="5.85202591373736">
                <text:p>5.85202591373736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2060">
                <text:p>2060</text:p>
              </table:table-cell>
              <table:table-cell office:value-type="float" office:value="5.85862101517301">
                <text:p>5.85862101517301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2065">
                <text:p>2065</text:p>
              </table:table-cell>
              <table:table-cell office:value-type="float" office:value="5.86348489469079">
                <text:p>5.86348489469079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2070">
                <text:p>2070</text:p>
              </table:table-cell>
              <table:table-cell office:value-type="float" office:value="5.86707015293818">
                <text:p>5.86707015293818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2075">
                <text:p>2075</text:p>
              </table:table-cell>
              <table:table-cell office:value-type="float" office:value="5.86971191183159">
                <text:p>5.86971191183159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2080">
                <text:p>2080</text:p>
              </table:table-cell>
              <table:table-cell office:value-type="float" office:value="5.87165791884744">
                <text:p>5.87165791884744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2085">
                <text:p>2085</text:p>
              </table:table-cell>
              <table:table-cell office:value-type="float" office:value="5.87309111658141">
                <text:p>5.87309111658141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2090">
                <text:p>2090</text:p>
              </table:table-cell>
              <table:table-cell office:value-type="float" office:value="5.87414647966362">
                <text:p>5.87414647966362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2095">
                <text:p>2095</text:p>
              </table:table-cell>
              <table:table-cell office:value-type="float" office:value="5.87492352997053">
                <text:p>5.87492352997053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2100">
                <text:p>2100</text:p>
              </table:table-cell>
              <table:table-cell office:value-type="float" office:value="5.87549561506129">
                <text:p>5.87549561506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